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дравствуйте , Я Дилмурод фуллстек веб разработчик и веб дизайнер. Я работал с большим командом в больших проектах. Так же я сделал онлайн магазин и гос сайты с нуля. На бэкенд я использоваю Джанго. Я зноком с Джанго уже 1 год и я постепенно выростаю свой опоть. Дизайн я сделаю с помощью Фигма некоторые примеры из моих робот я прикеплю в аттачментс. На Фронт использую ЦСС Хтмл БУтстрап ЯваСкрип Жгуеры итд . И я ещё работаю с Рест Апи в таком слухи Фронт будет на Реакт или Вуэ. Если я вас интересую можем ещё подробнее поговорить. </text:p>
      <text:p text:style-name="Standard"/>
      <text:p text:style-name="Standard"/>
      <text:p text:style-name="Standard"/>
      <text:p text:style-name="Standard">У меня были много больших проектов. Я могу вам рассказать об одном из моих проектов - онлайн магазине. Это назывался ЗАП.из там я нарисовал дизайн на Фигме оба десктоп и мобиле. В нём были категории, продукты, акции, блог, популярные товары, сравнение товаров итд. Этот магазин был предназначен для продажи запчастей автомобиля. Сайт был не простым, там были сигн уп и логин, корзина, избранные, комменты, сравнение товаров, профиль усера. В дальнейшем там будет платежные системы, отчеты и статистика. На МВП заказчик не хотел эти вещ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23:03:21.725774014</meta:creation-date>
    <dc:date>2022-01-31T09:23:33.049072325</dc:date>
    <meta:editing-duration>PT11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80" meta:character-count="1072" meta:non-whitespace-character-count="893"/>
  </office:meta>
</office:document-meta>
</file>